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3.302cm"/>
    </style:style>
    <style:style style:name="co4" style:family="table-column">
      <style:table-column-properties fo:break-before="auto" style:column-width="12.64cm"/>
    </style:style>
    <style:style style:name="co5" style:family="table-column">
      <style:table-column-properties fo:break-before="auto" style:column-width="2.327cm"/>
    </style:style>
    <style:style style:name="co6" style:family="table-column">
      <style:table-column-properties fo:break-before="auto" style:column-width="5.177cm"/>
    </style:style>
    <style:style style:name="co7" style:family="table-column">
      <style:table-column-properties fo:break-before="auto" style:column-width="3.655cm"/>
    </style:style>
    <style:style style:name="co8" style:family="table-column">
      <style:table-column-properties fo:break-before="auto" style:column-width="5.96cm"/>
    </style:style>
    <style:style style:name="co9" style:family="table-column">
      <style:table-column-properties fo:break-before="auto" style:column-width="3.785cm"/>
    </style:style>
    <style:style style:name="co10" style:family="table-column">
      <style:table-column-properties fo:break-before="auto" style:column-width="8.55cm"/>
    </style:style>
    <style:style style:name="co11" style:family="table-column">
      <style:table-column-properties fo:break-before="auto" style:column-width="5.286cm"/>
    </style:style>
    <style:style style:name="co12" style:family="table-column">
      <style:table-column-properties fo:break-before="auto" style:column-width="4.221cm"/>
    </style:style>
    <style:style style:name="co13" style:family="table-column">
      <style:table-column-properties fo:break-before="auto" style:column-width="2.611cm"/>
    </style:style>
    <style:style style:name="co14" style:family="table-column">
      <style:table-column-properties fo:break-before="auto" style:column-width="5.678cm"/>
    </style:style>
    <style:style style:name="co15" style:family="table-column">
      <style:table-column-properties fo:break-before="auto" style:column-width="4.48cm"/>
    </style:style>
    <style:style style:name="co16" style:family="table-column">
      <style:table-column-properties fo:break-before="auto" style:column-width="1.783cm"/>
    </style:style>
    <style:style style:name="co17" style:family="table-column">
      <style:table-column-properties fo:break-before="auto" style:column-width="14.596cm"/>
    </style:style>
    <style:style style:name="co18" style:family="table-column">
      <style:table-column-properties fo:break-before="auto" style:column-width="8.908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6.766cm"/>
    </style:style>
    <style:style style:name="co22" style:family="table-column">
      <style:table-column-properties fo:break-before="auto" style:column-width="5.493cm"/>
    </style:style>
    <style:style style:name="co23" style:family="table-column">
      <style:table-column-properties fo:break-before="auto" style:column-width="2.828cm"/>
    </style:style>
    <style:style style:name="co24" style:family="table-column">
      <style:table-column-properties fo:break-before="auto" style:column-width="12.709cm"/>
    </style:style>
    <style:style style:name="co25"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protected"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fo:background-color="#9999ff" style:cell-protect="protected"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fo:background-color="#ccccff" style:cell-protect="protected" style:print-content="true" style:text-align-source="fix" style:repeat-content="false" fo:wrap-option="wrap" style:vertical-align="top"/>
      <style:paragraph-properties fo:text-align="star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cccc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0.002cm solid #808080"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cell-protect="protected" style:print-content="true" fo:background-color="transparent" fo:wrap-option="wrap" fo:border="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9"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30" style:family="table-cell" style:parent-style-name="Default">
      <style:table-cell-properties style:cell-protect="protected" style:print-content="true" style:vertical-align="top"/>
    </style:style>
    <style:style style:name="ce31" style:family="table-cell" style:parent-style-name="Default">
      <style:table-cell-properties style:cell-protect="protected" style:print-content="true" fo:wrap-option="wrap" style:vertical-align="top"/>
    </style:style>
    <style:style style:name="ce32"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number-columns-repeated="2" table:default-cell-style-name="ce7"/>
        <table:table-column table:style-name="co3" table:default-cell-style-name="ce7"/>
        <table:table-column table:style-name="co2"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1"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number-columns-repeated="8" table:default-cell-style-name="ce7"/>
        <table:table-column table:style-name="co24" table:number-columns-repeated="2" table:default-cell-style-name="ce7"/>
        <table:table-column table:style-name="co25" table:number-columns-repeated="988" table:default-cell-style-name="ce7"/>
        <table:table-column table:style-name="co25" table:default-cell-style-name="Default"/>
        <table:table-row table:style-name="ro1">
          <table:table-cell table:style-name="ce1" office:value-type="string">
            <office:annotation draw:style-name="gr1" draw:text-style-name="P1" svg:width="7.978cm" svg:height="5.731cm" svg:x="7.012cm" svg:y="1.456cm" draw:caption-point-x="-0.057cm" draw:caption-point-y="-1.446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6cm" draw:caption-point-x="-0.083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MyProf 1</text:p>
          </table:table-cell>
          <table:table-cell table:style-name="ce8" office:value-type="string">
            <office:annotation draw:style-name="gr2" draw:text-style-name="P1" svg:width="8.36cm" svg:height="6.521cm" svg:x="10.353cm" svg:y="1.456cm" draw:caption-point-x="-0.083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MyProf 2</text:p>
          </table:table-cell>
          <table:table-cell table:style-name="ce8" office:value-type="string">
            <office:annotation draw:style-name="gr2" draw:text-style-name="P1" svg:width="8.36cm" svg:height="6.521cm" svg:x="13.642cm" svg:y="1.456cm" draw:caption-point-x="-0.083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Comment</text:p>
          </table:table-cell>
          <table:table-cell table:style-name="ce17" office:value-type="string">
            <office:annotation draw:style-name="gr2" draw:text-style-name="P1" svg:width="8.36cm" svg:height="6.521cm" svg:x="15.299cm" svg:y="1.456cm" draw:caption-point-x="-0.083cm" draw:caption-point-y="-1.446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7" office:value-type="string">
            <office:annotation draw:style-name="gr3" draw:text-style-name="P1" svg:width="6.734cm" svg:height="4.546cm" svg:x="27.948cm" svg:y="1.534cm" draw:caption-point-x="-0.139cm" draw:caption-point-y="-1.524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7" office:value-type="string">
            <office:annotation draw:style-name="gr4" draw:text-style-name="P1" svg:width="5.111cm" svg:height="3.361cm" svg:x="30.321cm" svg:y="1.456cm" draw:caption-point-x="-0.194cm" draw:caption-point-y="-1.446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7" office:value-type="string">
            <office:annotation draw:style-name="gr5" draw:text-style-name="P1" svg:width="7.722cm" svg:height="6.126cm" svg:x="35.34cm" svg:y="1.51cm" draw:caption-point-x="-0.055cm" draw:caption-point-y="-1.5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7" office:value-type="string">
            <office:annotation draw:style-name="gr6" draw:text-style-name="P1" svg:width="9.52cm" svg:height="7.706cm" svg:x="39.063cm" svg:y="1.429cm" draw:caption-point-x="-0.137cm" draw:caption-point-y="-1.419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7" office:value-type="string">
            <office:annotation draw:style-name="gr7" draw:text-style-name="P1" svg:width="10.684cm" svg:height="8.496cm" svg:x="44.892cm" svg:y="1.536cm" draw:caption-point-x="-0.028cm" draw:caption-point-y="-1.526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7" office:value-type="string">
            <office:annotation draw:style-name="gr8" draw:text-style-name="P1" svg:width="9.466cm" svg:height="9.681cm" svg:x="48.718cm" svg:y="1.482cm" draw:caption-point-x="-0.083cm" draw:caption-point-y="-1.472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7" office:value-type="string">
            <office:annotation draw:style-name="gr5" draw:text-style-name="P1" svg:width="8.329cm" svg:height="6.126cm" svg:x="57.208cm" svg:y="1.429cm" draw:caption-point-x="-0.055cm" draw:caption-point-y="-1.419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7" office:value-type="string">
            <office:annotation draw:style-name="gr3" draw:text-style-name="P1" svg:width="5.809cm" svg:height="4.546cm" svg:x="62.474cm" svg:y="1.457cm" draw:caption-point-x="-0.055cm" draw:caption-point-y="-1.447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7" office:value-type="string">
            <office:annotation draw:style-name="gr9" draw:text-style-name="P1" svg:width="5.599cm" svg:height="3.756cm" svg:x="66.68cm" svg:y="1.43cm" draw:caption-point-x="-0.055cm" draw:caption-point-y="-1.42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7" office:value-type="string">
            <office:annotation draw:style-name="gr10" draw:text-style-name="P1" svg:width="6.133cm" svg:height="4.151cm" svg:x="72.001cm" svg:y="1.457cm" draw:caption-point-x="-0.11cm" draw:caption-point-y="-1.447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7" office:value-type="string">
            <office:annotation draw:style-name="gr11" draw:text-style-name="P1" svg:width="7.444cm" svg:height="5.336cm" svg:x="74.519cm" svg:y="1.403cm" draw:caption-point-x="-0.027cm" draw:caption-point-y="-1.393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7" office:value-type="string">
            <office:annotation draw:style-name="gr12" draw:text-style-name="P1" svg:width="4.533cm" svg:height="2.571cm" svg:x="80.204cm" svg:y="1.457cm" draw:caption-point-x="-0.055cm" draw:caption-point-y="-1.447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7" office:value-type="string">
            <office:annotation draw:style-name="gr13" draw:text-style-name="P1" svg:width="6.728cm" svg:height="4.941cm" svg:x="84.695cm" svg:y="1.43cm" draw:caption-point-x="-0.083cm" draw:caption-point-y="-1.42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7" office:value-type="string">
            <office:annotation draw:style-name="gr3" draw:text-style-name="P1" svg:width="6.583cm" svg:height="4.546cm" svg:x="86.555cm" svg:y="1.457cm" draw:caption-point-x="-0.166cm" draw:caption-point-y="-1.447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7" office:value-type="string">
            <office:annotation draw:style-name="gr12" draw:text-style-name="P1" svg:width="4.385cm" svg:height="2.571cm" svg:x="101.014cm" svg:y="1.483cm" draw:caption-point-x="-0.083cm" draw:caption-point-y="-1.473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24" office:value-type="string">
            <office:annotation draw:style-name="gr12" draw:text-style-name="P1" svg:width="4.43cm" svg:height="2.571cm" svg:x="109.888cm" svg:y="1.483cm" draw:caption-point-x="-0.083cm" draw:caption-point-y="-1.473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24" office:value-type="string">
            <office:annotation draw:style-name="gr12" draw:text-style-name="P1" svg:width="3.824cm" svg:height="2.571cm" svg:x="112.74cm" svg:y="1.429cm" draw:caption-point-x="-0.139cm" draw:caption-point-y="-1.419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24" office:value-type="string">
            <office:annotation draw:style-name="gr12" draw:text-style-name="P1" svg:width="3.981cm" svg:height="2.571cm" svg:x="115.024cm" svg:y="1.456cm" draw:caption-point-x="-0.083cm" draw:caption-point-y="-1.446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24" office:value-type="string">
            <office:annotation draw:style-name="gr14" draw:text-style-name="P1" svg:width="4.787cm" svg:height="2.966cm" svg:x="121.793cm" svg:y="1.483cm" draw:caption-point-x="-0.111cm" draw:caption-point-y="-1.473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24" office:value-type="string">
            <office:annotation draw:style-name="gr10" draw:text-style-name="P1" svg:width="6.676cm" svg:height="4.151cm" svg:x="127.265cm" svg:y="1.429cm" draw:caption-point-x="-0.11cm" draw:caption-point-y="-1.419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24" office:value-type="string">
            <text:p>Context: Business Process</text:p>
          </table:table-cell>
          <table:table-cell table:style-name="ce24" office:value-type="string">
            <text:p>Context: Region (Geopolitical)</text:p>
          </table:table-cell>
          <table:table-cell table:style-name="ce24" office:value-type="string">
            <text:p>Context: Official Constraints</text:p>
          </table:table-cell>
          <table:table-cell table:style-name="ce24" office:value-type="string">
            <text:p>Context: Product</text:p>
          </table:table-cell>
          <table:table-cell table:style-name="ce24" office:value-type="string">
            <text:p>Context: Industry</text:p>
          </table:table-cell>
          <table:table-cell table:style-name="ce24" office:value-type="string">
            <text:p>Context: Role</text:p>
          </table:table-cell>
          <table:table-cell table:style-name="ce24" office:value-type="string">
            <text:p>Context: Supporting Role</text:p>
          </table:table-cell>
          <table:table-cell table:style-name="ce24" office:value-type="string">
            <text:p>Context: System Constraint</text:p>
          </table:table-cell>
          <table:table-cell table:style-name="ce24" office:value-type="string">
            <text:p>Editor's Notes</text:p>
          </table:table-cell>
          <table:table-cell table:style-name="ce25" office:value-type="string">
            <text:p>Changes from Previous Version</text:p>
          </table:table-cell>
          <table:table-cell table:style-name="ce27" table:number-columns-repeated="988"/>
          <table:table-cell/>
        </table:table-row>
        <table:table-row table:style-name="ro2">
          <table:table-cell table:style-name="ce2" table:formula="of:=SUBSTITUTE(CONCATENATE([.G2];[.H2]);&quot; &quot;;&quot;&quot;)" office:value-type="string" office:string-value="ABIEOCQABIEOC">
            <text:p>ABIEOCQABIEOC</text:p>
          </table:table-cell>
          <table:table-cell table:style-name="ce9" office:value-type="string">
            <text:p>XXX ABIE SP1</text:p>
          </table:table-cell>
          <table:table-cell table:style-name="ce9" office:value-type="string">
            <text:p>XXX ABIE SP2</text:p>
          </table:table-cell>
          <table:table-cell table:style-name="ce9" office:value-type="string">
            <text:p>XXX ABIE SC</text:p>
          </table:table-cell>
          <table:table-cell table:style-name="ce9" office:value-type="string">
            <text:p>XXX ABIE C</text:p>
          </table:table-cell>
          <table:table-cell table:style-name="ce2" table:formula="of:=CONCATENATE(IF([.G2]=&quot;&quot;;&quot;&quot;;CONCATENATE([.G2];&quot;_ &quot;));[.H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 ABT</text:p>
          </table:table-cell>
          <table:table-cell table:style-name="ce9" office:value-type="string">
            <text:p>ABIE</text:p>
          </table:table-cell>
          <table:table-cell table:style-name="ce9" office:value-type="string">
            <text:p>ABIE D</text:p>
          </table:table-cell>
          <table:table-cell table:style-name="ce9" office:value-type="string">
            <text:p>ABIE E</text:p>
          </table:table-cell>
          <table:table-cell table:style-name="ce9" office:value-type="string">
            <text:p>ABIE UN</text:p>
          </table:table-cell>
          <table:table-cell table:style-name="ce9" office:value-type="string">
            <text:p>ABIE V</text:p>
          </table:table-cell>
          <table:table-cell table:style-name="ce9" office:value-type="string">
            <text:p>ABIE AN</text:p>
          </table:table-cell>
          <table:table-cell table:style-name="ce9" office:value-type="string">
            <text:p>ABIE CCID</text:p>
          </table:table-cell>
          <table:table-cell table:style-name="ce9" office:value-type="string">
            <text:p>ABIE CBP</text:p>
          </table:table-cell>
          <table:table-cell table:style-name="ce9" office:value-type="string">
            <text:p>ABIE CRG</text:p>
          </table:table-cell>
          <table:table-cell table:style-name="ce9" office:value-type="string">
            <text:p>ABIE COC</text:p>
          </table:table-cell>
          <table:table-cell table:style-name="ce9" office:value-type="string">
            <text:p>ABIE CP</text:p>
          </table:table-cell>
          <table:table-cell table:style-name="ce9" office:value-type="string">
            <text:p>ABIE CI</text:p>
          </table:table-cell>
          <table:table-cell table:style-name="ce9" office:value-type="string">
            <text:p>ABIE CR</text:p>
          </table:table-cell>
          <table:table-cell table:style-name="ce9" office:value-type="string">
            <text:p>ABIE SR</text:p>
          </table:table-cell>
          <table:table-cell table:style-name="ce9" office:value-type="string">
            <text:p>ABIE CSC</text:p>
          </table:table-cell>
          <table:table-cell table:style-name="ce9" office:value-type="string">
            <text:p>ABIE EN</text:p>
          </table:table-cell>
          <table:table-cell table:style-name="ce9" office:value-type="string">
            <text:p>ABIE C1</text:p>
          </table:table-cell>
          <table:table-cell table:style-name="ce28" table:number-columns-repeated="224"/>
          <table:table-cell table:style-name="ce31" table:number-columns-repeated="764"/>
          <table:table-cell/>
        </table:table-row>
        <table:table-row table:style-name="ro2">
          <table:table-cell table:style-name="ce3" table:formula="of:=SUBSTITUTE(CONCATENATE([.I3];[.J3];IF([.K3]=&quot;Identifier&quot;;&quot;ID&quot;;IF(AND([.K3]=&quot;Text&quot;;OR([.I3]&lt;&gt;&quot;&quot;;[.J3]&lt;&gt;&quot;&quot;));&quot;&quot;;[.K3]));IF(AND([.M3]&lt;&gt;&quot;Text&quot;;[.K3]&lt;&gt;[.M3];NOT(AND([.K3]=&quot;URI&quot;;[.M3]=&quot;Identifier&quot;));NOT(AND([.K3]=&quot;UUID&quot;;[.M3]=&quot;Identifier&quot;)));IF([.M3]=&quot;Identifier&quot;;&quot;ID&quot;;[.M3]);&quot;&quot;));&quot; &quot;;&quot;&quot;)" office:value-type="string" office:string-value="BBIEPTQBBIEPTPNBBIEPTPrNBBIERT">
            <text:p>BBIEPTQBBIEPTPNBBIEPTPrNBBIERT</text:p>
          </table:table-cell>
          <table:table-cell table:style-name="ce10" office:value-type="string">
            <text:p>BBIE SP1</text:p>
          </table:table-cell>
          <table:table-cell table:style-name="ce13" office:value-type="string">
            <text:p>BBIE SP2</text:p>
          </table:table-cell>
          <table:table-cell table:style-name="ce15" office:value-type="string">
            <text:p>BBIE SC</text:p>
          </table:table-cell>
          <table:table-cell table:style-name="ce18" office:value-type="string">
            <text:p>BBIE C</text:p>
          </table:table-cell>
          <table:table-cell table:style-name="ce20" table:formula="of:=CONCATENATE( IF([.G3]=&quot;&quot;;&quot;&quot;;CONCATENATE([.G3];&quot;_ &quot;));[.H3];&quot;. &quot;;IF([.I3]=&quot;&quot;;&quot;&quot;;CONCATENATE([.I3];&quot;_ &quot;));[.L3];IF(OR([.I3]&lt;&gt;&quot;&quot;;[.L3]&lt;&gt;[.M3]);CONCATENATE(&quot;. &quot;;[.M3]);&quot;&quot;))" office:value-type="string" office:string-value="BBIE OCQ_ BBIE OC. BBIE PTQ_ BBIE PTPN BBIE PTPrN. BBIE RT">
            <text:p>BBIE OCQ_ BBIE OC. BBIE PTQ_ BBIE PTPN BBIE PTPrN. BBIE RT</text:p>
          </table:table-cell>
          <table:table-cell table:style-name="ce20" office:value-type="string">
            <text:p>BBIE OCQ</text:p>
          </table:table-cell>
          <table:table-cell table:style-name="ce20" office:value-type="string">
            <text:p>BBIE OC</text:p>
          </table:table-cell>
          <table:table-cell table:style-name="ce20" office:value-type="string">
            <text:p>BBIE PTQ</text:p>
          </table:table-cell>
          <table:table-cell table:style-name="ce20" office:value-type="string">
            <text:p>BBIE PTPN</text:p>
          </table:table-cell>
          <table:table-cell table:style-name="ce20" office:value-type="string">
            <text:p>BBIE PTPrN</text:p>
          </table:table-cell>
          <table:table-cell table:style-name="ce22" table:formula="of:=IF([.J3]&lt;&gt;&quot;&quot;;CONCATENATE([.J3];&quot; &quot;;[.K3]);[.K3])" office:value-type="string" office:string-value="BBIE PTPN BBIE PTPrN">
            <text:p>BBIE PTPN BBIE PTPrN</text:p>
          </table:table-cell>
          <table:table-cell table:style-name="ce20" office:value-type="string">
            <text:p>BBIE RT</text:p>
          </table:table-cell>
          <table:table-cell table:style-name="ce20" office:value-type="string">
            <text:p>BBIE DTQ</text:p>
          </table:table-cell>
          <table:table-cell table:style-name="ce20" table:formula="of:=IF([.N3]&lt;&gt;&quot;&quot;;CONCATENATE([.N3];&quot;_ &quot;;[.M3];&quot;. Type&quot;);CONCATENATE([.M3];&quot;. Type&quot;))" office:value-type="string" office:string-value="BBIE DTQ_ BBIE RT. Type">
            <text:p>BBIE DTQ_ BBIE RT. Type</text:p>
          </table:table-cell>
          <table:table-cell table:style-name="ce20" office:value-type="string">
            <text:p>XXX BBIE AOCQ</text:p>
          </table:table-cell>
          <table:table-cell table:style-name="ce20" office:value-type="string">
            <text:p>XXX BBIE AOC</text:p>
          </table:table-cell>
          <table:table-cell table:style-name="ce20" office:value-type="string">
            <text:p>BBIE ABT</text:p>
          </table:table-cell>
          <table:table-cell table:style-name="ce20" office:value-type="string">
            <text:p>BBIE</text:p>
          </table:table-cell>
          <table:table-cell table:style-name="ce20" office:value-type="string">
            <text:p>BBIE D</text:p>
          </table:table-cell>
          <table:table-cell table:style-name="ce20" office:value-type="string">
            <text:p>BBIE E</text:p>
          </table:table-cell>
          <table:table-cell table:style-name="ce20" office:value-type="string">
            <text:p>BBIE UN</text:p>
          </table:table-cell>
          <table:table-cell table:style-name="ce20" office:value-type="string">
            <text:p>BBIE V</text:p>
          </table:table-cell>
          <table:table-cell table:style-name="ce20" office:value-type="string">
            <text:p>BBIE AN</text:p>
          </table:table-cell>
          <table:table-cell table:style-name="ce20" office:value-type="string">
            <text:p>BBIE CCID</text:p>
          </table:table-cell>
          <table:table-cell table:style-name="ce20" office:value-type="string">
            <text:p>BBIE CBP</text:p>
          </table:table-cell>
          <table:table-cell table:style-name="ce20" office:value-type="string">
            <text:p>BBIE CRG</text:p>
          </table:table-cell>
          <table:table-cell table:style-name="ce20" office:value-type="string">
            <text:p>BBIE COC</text:p>
          </table:table-cell>
          <table:table-cell table:style-name="ce20" office:value-type="string">
            <text:p>BBIE CP</text:p>
          </table:table-cell>
          <table:table-cell table:style-name="ce20" office:value-type="string">
            <text:p>BBIE CI</text:p>
          </table:table-cell>
          <table:table-cell table:style-name="ce20" office:value-type="string">
            <text:p>BBIE CR</text:p>
          </table:table-cell>
          <table:table-cell table:style-name="ce20" office:value-type="string">
            <text:p>BBIE SR</text:p>
          </table:table-cell>
          <table:table-cell table:style-name="ce20" office:value-type="string">
            <text:p>BBIE CSC</text:p>
          </table:table-cell>
          <table:table-cell table:style-name="ce20" office:value-type="string">
            <text:p>BBIE EN</text:p>
          </table:table-cell>
          <table:table-cell table:style-name="ce26" office:value-type="string">
            <text:p>BBIE C1</text:p>
          </table:table-cell>
          <table:table-cell table:style-name="ce29" table:number-columns-repeated="224"/>
          <table:table-cell table:style-name="ce32" table:number-columns-repeated="764"/>
          <table:table-cell/>
        </table:table-row>
        <table:table-row table:style-name="ro2">
          <table:table-cell table:style-name="ce4" table:formula="of:=SUBSTITUTE(SUBSTITUTE(CONCATENATE([.I4];IF([.L4]=&quot;Identifier&quot;;&quot;ID&quot;;[.L4]));&quot; &quot;;&quot;&quot;);&quot;_&quot;;&quot;&quot;)" office:value-type="string" office:string-value="ASBIEPTQASBIEAOCQASBIEAOC">
            <text:p>ASBIEPTQASBIEAOCQASBIEAOC</text:p>
          </table:table-cell>
          <table:table-cell table:style-name="ce11" office:value-type="string">
            <text:p>ASBIE SP1</text:p>
          </table:table-cell>
          <table:table-cell table:style-name="ce14" office:value-type="string">
            <text:p>ASBIE SP2</text:p>
          </table:table-cell>
          <table:table-cell table:style-name="ce16" office:value-type="string">
            <text:p>ASBIE SC</text:p>
          </table:table-cell>
          <table:table-cell table:style-name="ce19" office:value-type="string">
            <text:p>ASBIE C</text:p>
          </table:table-cell>
          <table:table-cell table:style-name="ce21" table:formula="of:=CONCATENATE( IF([.G4]=&quot;&quot;;&quot;&quot;;CONCATENATE([.G4];&quot;_ &quot;));[.H4];&quot;. &quot;;IF([.I4]=&quot;&quot;;&quot;&quot;;CONCATENATE([.I4];&quot;_ &quot;));[.L4];IF([.I4]=&quot;&quot;;&quot;&quot;;CONCATENATE(&quot;. &quot;;[.M4])))" office:value-type="string" office:string-value="ASBIE OCQ_ ASBIE OC. ASBIE PTQ_ ASBIE AOCQ_ ASBIE AOC. ASBIE AOCQ_ ASBIE AOC">
            <text:p>ASBIE OCQ_ ASBIE OC. ASBIE PTQ_ ASBIE AOCQ_ ASBIE AOC. ASBIE AOCQ_ ASBIE AOC</text:p>
          </table:table-cell>
          <table:table-cell table:style-name="ce21" office:value-type="string">
            <text:p>ASBIE OCQ</text:p>
          </table:table-cell>
          <table:table-cell table:style-name="ce21" office:value-type="string">
            <text:p>ASBIE OC</text:p>
          </table:table-cell>
          <table:table-cell table:style-name="ce21" office:value-type="string">
            <text:p>ASBIE PTQ</text:p>
          </table:table-cell>
          <table:table-cell table:style-name="ce21" office:value-type="string">
            <text:p>XXX ASBIE PTPN</text:p>
          </table:table-cell>
          <table:table-cell table:style-name="ce21" office:value-type="string">
            <text:p>XXX ASBIE PTPrN</text:p>
          </table:table-cell>
          <table:table-cell table:style-name="ce21" table:formula="of:=CONCATENATE(IF([.P4]=&quot;&quot;;&quot;&quot;;CONCATENATE([.P4];&quot;_ &quot;));[.Q4])" office:value-type="string" office:string-value="ASBIE AOCQ_ ASBIE AOC">
            <text:p>ASBIE AOCQ_ ASBIE AOC</text:p>
          </table:table-cell>
          <table:table-cell table:style-name="ce21" table:formula="of:=[.L4]" office:value-type="string" office:string-value="ASBIE AOCQ_ ASBIE AOC">
            <text:p>ASBIE AOCQ_ ASBIE AOC</text:p>
          </table:table-cell>
          <table:table-cell table:style-name="ce21" office:value-type="string">
            <text:p>XXX ASBIE DTQ</text:p>
          </table:table-cell>
          <table:table-cell table:style-name="ce21" office:value-type="string">
            <text:p>XXX ASBIE DT</text:p>
          </table:table-cell>
          <table:table-cell table:style-name="ce21" office:value-type="string">
            <text:p>ASBIE AOCQ</text:p>
          </table:table-cell>
          <table:table-cell table:style-name="ce21" office:value-type="string">
            <text:p>ASBIE AOC</text:p>
          </table:table-cell>
          <table:table-cell table:style-name="ce21" office:value-type="string">
            <text:p>ASBIE ABT</text:p>
          </table:table-cell>
          <table:table-cell table:style-name="ce21" office:value-type="string">
            <text:p>ASBIE</text:p>
          </table:table-cell>
          <table:table-cell table:style-name="ce21" office:value-type="string">
            <text:p>ASBIE D</text:p>
          </table:table-cell>
          <table:table-cell table:style-name="ce21" office:value-type="string">
            <text:p>ASBIE E</text:p>
          </table:table-cell>
          <table:table-cell table:style-name="ce21" office:value-type="string">
            <text:p>ASBIE UN</text:p>
          </table:table-cell>
          <table:table-cell table:style-name="ce21" office:value-type="string">
            <text:p>ASBIE V</text:p>
          </table:table-cell>
          <table:table-cell table:style-name="ce21" office:value-type="string">
            <text:p>ASBIE AN</text:p>
          </table:table-cell>
          <table:table-cell table:style-name="ce21" office:value-type="string">
            <text:p>ASBIE CCID</text:p>
          </table:table-cell>
          <table:table-cell table:style-name="ce21" office:value-type="string">
            <text:p>ASBIE CBP</text:p>
          </table:table-cell>
          <table:table-cell table:style-name="ce21" office:value-type="string">
            <text:p>ASBIE CRG</text:p>
          </table:table-cell>
          <table:table-cell table:style-name="ce21" office:value-type="string">
            <text:p>ASBIE COC</text:p>
          </table:table-cell>
          <table:table-cell table:style-name="ce21" office:value-type="string">
            <text:p>ASBIE CP</text:p>
          </table:table-cell>
          <table:table-cell table:style-name="ce21" office:value-type="string">
            <text:p>ASBIE CI</text:p>
          </table:table-cell>
          <table:table-cell table:style-name="ce21" office:value-type="string">
            <text:p>ASBIE CR</text:p>
          </table:table-cell>
          <table:table-cell table:style-name="ce21" office:value-type="string">
            <text:p>ASBIE SR</text:p>
          </table:table-cell>
          <table:table-cell table:style-name="ce21" office:value-type="string">
            <text:p>ASBIE CSC</text:p>
          </table:table-cell>
          <table:table-cell table:style-name="ce21" office:value-type="string">
            <text:p>ASBIE EN</text:p>
          </table:table-cell>
          <table:table-cell table:style-name="ce21" office:value-type="string">
            <text:p>ASBIE C1</text:p>
          </table:table-cell>
          <table:table-cell table:style-name="ce28" table:number-columns-repeated="224"/>
          <table:table-cell table:style-name="ce31" table:number-columns-repeated="764"/>
          <table:table-cell/>
        </table:table-row>
        <table:table-row table:style-name="ro2">
          <table:table-cell table:style-name="ce5" table:number-columns-repeated="18"/>
          <table:table-cell table:style-name="ce5" office:value-type="string">
            <text:p>END</text:p>
          </table:table-cell>
          <table:table-cell table:style-name="ce5" table:number-columns-repeated="16"/>
          <table:table-cell table:style-name="ce30" table:number-columns-repeated="988"/>
          <table:table-cell/>
        </table:table-row>
        <table:table-row table:style-name="ro2" table:number-rows-repeated="65531">
          <table:table-cell table:style-name="ce6"/>
          <table:table-cell table:style-name="ce12" table:number-columns-repeated="4"/>
          <table:table-cell table:style-name="ce6" table:number-columns-repeated="13"/>
          <table:table-cell table:style-name="ce23"/>
          <table:table-cell table:style-name="ce6" table:number-columns-repeated="3"/>
          <table:table-cell table:style-name="ce12"/>
          <table:table-cell table:style-name="ce6"/>
          <table:table-cell table:style-name="ce23"/>
          <table:table-cell table:style-name="ce6" table:number-columns-repeated="10"/>
          <table:table-cell table:style-name="ce28" table:number-columns-repeated="224"/>
          <table:table-cell table:style-name="ce31" table:number-columns-repeated="764"/>
          <table:table-cell/>
        </table:table-row>
        <table:table-row table:style-name="ro2" table:number-rows-repeated="983039">
          <table:table-cell table:number-columns-repeated="1024"/>
        </table:table-row>
        <table:table-row table:style-name="ro2">
          <table:table-cell table:number-columns-repeated="1024"/>
        </table:table-row>
      </table:table>
      <table:named-expressions>
        <table:named-range table:name="Excel_BuiltIn_Print_Area_1" table:base-cell-address="$Common.$A$1" table:cell-range-address="$Common.$A$1:.$R$63454" table:range-usable-as="print-range"/>
        <table:named-expression table:name="BuiltIn_AutoFilter___1" table:base-cell-address="$Common.$A$1" table:expression="&quot;$Common.$#REF!$#REF!:$#REF!$#REF!&quot;"/>
        <table:named-range table:name="Excel_BuiltIn__FilterDatabase_1" table:base-cell-address="$Common.$A$1" table:cell-range-address="$Common.$A$1:.$AI$4"/>
        <table:named-range table:name="Excel_BuiltIn__FilterDatabase_1_1" table:base-cell-address="$Common.$A$1" table:cell-range-address="$Common.$A$1:.$AI$4"/>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6/22/2015</text:date>, <text:time>11:17:13</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2">06/22/2015</text:date></text:span><text:span text:style-name="MT1"> GMT <text:s/></text:span><text:span text:style-name="MT1"><text:time>11:17:13</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2">06/22/2015</text:date></text:span><text:span text:style-name="MT1"> GMT <text:s/></text:span><text:span text:style-name="MT1"><text:time>11:17:1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5-06-22T11:17:13.46</dc:date>
    <meta:generator>OpenOffice.org/3.4$Win32 OpenOffice.org_project/340m1$Build-9590</meta:generator>
    <meta:editing-duration>P8DT10H53M30S</meta:editing-duration>
    <meta:editing-cycles>85</meta:editing-cycles>
    <meta:document-statistic meta:table-count="1" meta:cell-count="141" meta:object-count="0"/>
  </office:meta>
</office:document-meta>
</file>